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e1f9" officeooo:paragraph-rsid="0014e1f9"/>
    </style:style>
    <style:style style:name="P2" style:family="paragraph" style:parent-style-name="Standard">
      <style:text-properties officeooo:rsid="0014e1f9" officeooo:paragraph-rsid="001f6165"/>
    </style:style>
    <style:style style:name="P3" style:family="paragraph" style:parent-style-name="Standard">
      <style:text-properties officeooo:rsid="0014e1f9" officeooo:paragraph-rsid="001fa15f"/>
    </style:style>
    <style:style style:name="P4" style:family="paragraph" style:parent-style-name="Standard">
      <style:text-properties officeooo:rsid="00157f68" officeooo:paragraph-rsid="00157f68"/>
    </style:style>
    <style:style style:name="P5" style:family="paragraph" style:parent-style-name="Standard">
      <style:text-properties officeooo:rsid="00157f68" officeooo:paragraph-rsid="0017f1f0"/>
    </style:style>
    <style:style style:name="P6" style:family="paragraph" style:parent-style-name="Standard">
      <style:paragraph-properties fo:padding="0.0291in" fo:border-left="none" fo:border-right="none" fo:border-top="none" fo:border-bottom="0.06pt solid #000000" style:join-border="false"/>
      <style:text-properties officeooo:rsid="00236b1b" officeooo:paragraph-rsid="00236b1b"/>
    </style:style>
    <style:style style:name="P7" style:family="paragraph" style:parent-style-name="Standard">
      <style:text-properties officeooo:rsid="0014e1f9" officeooo:paragraph-rsid="0014e1f9"/>
    </style:style>
    <style:style style:name="P8" style:family="paragraph" style:parent-style-name="Standard">
      <style:text-properties officeooo:rsid="0023c6ea" officeooo:paragraph-rsid="0023c6ea"/>
    </style:style>
    <style:style style:name="P9" style:family="paragraph" style:parent-style-name="Standard">
      <style:text-properties officeooo:rsid="0023c6ea" officeooo:paragraph-rsid="00255f88"/>
    </style:style>
    <style:style style:name="P10" style:family="paragraph" style:parent-style-name="Standard">
      <style:text-properties officeooo:rsid="00157f68" officeooo:paragraph-rsid="00157f68"/>
    </style:style>
    <style:style style:name="T1" style:family="text">
      <style:text-properties officeooo:rsid="00157f68"/>
    </style:style>
    <style:style style:name="T2" style:family="text">
      <style:text-properties officeooo:rsid="00173a42"/>
    </style:style>
    <style:style style:name="T3" style:family="text">
      <style:text-properties officeooo:rsid="001df7e6"/>
    </style:style>
    <style:style style:name="T4" style:family="text">
      <style:text-properties officeooo:rsid="001f6165"/>
    </style:style>
    <style:style style:name="T5" style:family="text">
      <style:text-properties officeooo:rsid="001fa15f"/>
    </style:style>
    <style:style style:name="T6" style:family="text">
      <style:text-properties officeooo:rsid="00209097"/>
    </style:style>
    <style:style style:name="T7" style:family="text">
      <style:text-properties officeooo:rsid="00255f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hicle and pedestrian collisions often result in <text:span text:style-name="T1">fatality</text:span> to the vulnerable road users, indicating a strong need of technologies t<text:span text:style-name="T1">o</text:span> protect such vulnerable road users.</text:p>
      <text:p text:style-name="P1"/>
      <text:p text:style-name="P4">According to global status report on road safety 201<text:span text:style-name="T2">4</text:span> by World Health Organization, road traffic injuries claim more than 1.2 million lives each year, <text:span text:style-name="T2">most of them are pedestrians</text:span></text:p>
      <text:p text:style-name="P4"/>
      <text:p text:style-name="P5">In this research we have proposed an infrastructure-less fog-based architecture, <text:span text:style-name="T3">F</text:span>og nodes process delay sensitive data obtained from <text:span text:style-name="T3">smart-phones</text:span> <text:span text:style-name="T3">to</text:span> alert pedestrians and drivers before sending the data to the cloud for further analysis.</text:p>
      <text:p text:style-name="P5"/>
      <text:p text:style-name="P2">Fog computing <text:span text:style-name="T6">i</text:span>s a <text:span text:style-name="T4">decentralized</text:span> computing infrastructure <text:span text:style-name="T4">w</text:span>ith the flowing <text:span text:style-name="T4">defining</text:span> <text:span text:style-name="T4">characteristics</text:span>: low latency, location <text:span text:style-name="T4">awareness</text:span>, wide spread geographical distribution and mobility support.</text:p>
      <text:p text:style-name="P5">**</text:p>
      <text:p text:style-name="P2">The institute superior of automobile and transport built a mobile application for vulnerable road users to avoid or mitigate pedestrian accident</text:p>
      <text:p text:style-name="P5"/>
      <text:p text:style-name="P2">Our system is controlled by a server which determine whether the pedestrian is crossing the path of the vehicle. The system will react by providing an audio visual warning to the driver and pedestrian.</text:p>
      <text:p text:style-name="P2"/>
      <text:p text:style-name="P3">To test <text:span text:style-name="T5">our </text:span>application in real <text:span text:style-name="T5">environment</text:span>, we put the first <text:span text:style-name="T5">smart-phone</text:span> in the vehicle, the second is <text:span text:style-name="T5">weared</text:span> by the pedestrian, both <text:span text:style-name="T5">smart-phone</text:span> send periodically information about: velocity of the vehicle, location and GPS accuracy.</text:p>
      <text:p text:style-name="P1"/>
      <text:p text:style-name="P1"/>
      <text:p text:style-name="P6">When the pedestrian have a high probability of collision, the system can detect whether the situation is credible or not and sends an audio visual warning to the pedestrian and the vehicle to improve pedestrian protection and consequently decrease the number of road traffic injuries </text:p>
      <text:p text:style-name="P6"/>
      <text:p text:style-name="P1"/>
      <text:p text:style-name="P4">High volumes of pedestrians, cyclists and other vulnerable road users (VRUs) have much higher casualty rates per mile; not surprising given their lack of protection from an accident. In order to alleviate the problem, we can use sensing capabilities of mobile smartphones to detect, warn and safeguard VRUs. In this research we have proposed an infrastructure-less fog-based architecture where fog nodes process delay sensitive data obtained from smartphones for alerting pedestrians and drivers before sending the data to the cloud for further analysis. </text:p>
      <text:p text:style-name="P4"/>
      <text:p text:style-name="P4">Fog computing is used in order to develop the architecture since it is an emerging paradigm that has paramount of advantages for low-latency applications which demand mobility support, geodistribution and location awareness. We have also defined an algorithm for accident prediction and alerting involving vehicles and pedestrians. Simulation results show that the proposed architecture is able to render alerts in real time whichever wireless communication (Wi-Fi or LTE) is used to connect smartphones with fog nodes. Moreover, analytical and performance evaluations depict that the new architecture outperforms other related architectures in terms of reliability,</text:p>
      <text:p text:style-name="P4">scalability and latency.</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06:17:47.549294531</meta:creation-date>
    <dc:date>2017-08-02T12:05:12.733345432</dc:date>
    <meta:editing-duration>PT6H34M58S</meta:editing-duration>
    <meta:editing-cycles>7</meta:editing-cycles>
    <meta:generator>LibreOffice/5.1.6.2$Linux_X86_64 LibreOffice_project/10m0$Build-2</meta:generator>
    <meta:document-statistic meta:table-count="0" meta:image-count="0" meta:object-count="0" meta:page-count="1" meta:paragraph-count="12" meta:word-count="428" meta:character-count="2889" meta:non-whitespace-character-count="2471"/>
  </office:meta>
</office:document-meta>
</file>